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93cm"/>
    </style:style>
    <style:style style:name="ro1" style:family="table-row">
      <style:table-row-properties style:row-height="0.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74pt solid #000000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padding="0.199cm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ff" fo:padding="0.199cm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ackground-color="#ffffff" fo:border-left="none" fo:padding="0.199cm" fo:border-right="none" fo:border-top="0.74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74pt solid #000000" fo:background-color="#ffffff" fo:border-left="none" fo:padding="0.199cm" fo:border-right="none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padding="0.199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ffff" style:text-align-source="fix" style:repeat-content="false" fo:border="none" fo:padding="0.199cm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padding="0.199cm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74pt solid #000000" fo:background-color="#e0c2cd" style:text-align-source="fix" style:repeat-content="false" fo:border-left="0.74pt solid #000000" fo:padding="0.199cm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e0c2cd" style:text-align-source="fix" style:repeat-content="false" fo:border="0.74pt solid #000000" fo:padding="0.199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74pt solid #000000" fo:background-color="#e0c2cd" fo:border-left="none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border="0.74pt solid #000000" fo:padding="0.199cm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ccccc" fo:border="0.74pt solid #000000" fo:padding="0.199cm" style:vertical-align="middl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transparent" fo:border="0.74pt solid #000000" fo:padding="0.199cm"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fo:background-color="#cccccc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fo:border="none" fo:padding="0.199cm" style:vertical-align="middle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74pt solid #000000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fffff" fo:border="0.74pt solid #000000" fo:padding="0.199cm" style:vertical-align="middle"/>
      <style:text-properties fo:font-size="14pt" style:font-size-asian="14pt" style:font-size-complex="14pt"/>
    </style:style>
    <style:style style:name="ce61" style:family="table-cell" style:parent-style-name="Default">
      <style:table-cell-properties fo:padding="0.199cm" style:vertical-align="middle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none" fo:background-color="#ffffff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74pt solid #000000" fo:background-color="#ffffff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2" style:family="table-cell" style:parent-style-name="Default">
      <style:table-cell-properties fo:border-bottom="none" fo:background-color="#cccccc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3" style:family="table-cell" style:parent-style-name="Default">
      <style:table-cell-properties fo:border-bottom="none" fo:background-color="#cccccc" fo:border-left="none" fo:padding="0.199cm" fo:border-right="0.74pt solid #000000" fo:border-top="none" style:vertical-align="middle"/>
      <style:text-properties fo:font-size="14pt" style:font-size-asian="14pt" style:font-size-complex="14pt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none" fo:padding="0.199cm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ff" fo:border="0.74pt solid #000000" fo:padding="0.199cm" style:vertical-align="middle"/>
      <style:text-properties fo:color="#000000" fo:font-size="14pt" style:font-size-asian="14pt" style:font-size-complex="14pt"/>
    </style:style>
    <style:style style:name="ce76" style:family="table-cell" style:parent-style-name="Default">
      <style:table-cell-properties fo:border-bottom="none" fo:background-color="#ffffff" fo:border-left="0.74pt solid #000000" fo:padding="0.199cm" fo:border-right="0.74pt solid #000000" fo:border-top="0.74pt solid #000000" style:vertical-align="middle"/>
      <style:text-properties fo:font-size="14pt" style:font-size-asian="14pt" style:font-size-complex="14pt"/>
    </style:style>
    <style:style style:name="ce78" style:family="table-cell" style:parent-style-name="Default">
      <style:table-cell-properties fo:border-bottom="none" fo:border-left="0.74pt solid #000000" fo:padding="0.199cm" fo:border-right="0.74pt solid #000000" fo:border-top="none" style:vertical-align="middle"/>
      <style:text-properties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value-type" style:repeat-content="false" fo:border-left="0.74pt solid #000000" fo:padding="0.199cm" fo:border-right="0.74pt solid #000000" fo:border-top="none" style:vertical-align="middle"/>
      <style:paragraph-properties fo:margin-left="0cm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b2b2b2" fo:border="none" fo:padding="0.199cm" style:vertical-align="middle"/>
      <style:text-properties fo:font-size="14pt" style:font-size-asian="14pt" style:font-size-complex="14pt"/>
    </style:style>
    <style:style style:name="ce81" style:family="table-cell" style:parent-style-name="Default">
      <style:table-cell-properties fo:border-bottom="none" fo:background-color="#ffffff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82" style:family="table-cell" style:parent-style-name="Default">
      <style:table-cell-properties fo:border-bottom="none" fo:background-color="#cccccc" fo:border-left="0.74pt solid #000000" fo:padding="0.199cm" fo:border-right="0.74pt solid #000000" fo:border-top="none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cccccc" fo:border="0.74pt solid #000000" fo:padding="0.199cm" style:vertical-align="middle"/>
      <style:text-properties fo:color="#000000" fo:font-size="14pt" style:font-size-asian="14pt" style:font-size-complex="14pt"/>
    </style:style>
    <style:style style:name="ce77" style:family="table-cell" style:parent-style-name="Default">
      <style:table-cell-properties fo:background-color="#ffffff" fo:border="none" fo:padding="0.199cm" style:vertical-align="middle"/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value-type" style:repeat-content="false" fo:padding="0.199cm" style:vertical-align="middle"/>
      <style:paragraph-properties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cccccc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ff" style:text-align-source="fix" style:repeat-content="false" fo:border="0.74pt solid #000000" fo:padding="0.199cm" style:vertical-align="middle"/>
      <style:paragraph-properties fo:text-align="start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e0c2cd" fo:border="0.74pt solid #000000" fo:padding="0.199cm" style:vertical-align="middle"/>
      <style:text-properties fo:font-size="14pt" style:font-size-asian="14pt" style:font-size-complex="14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bold" style:font-weight-asian="bold" style:font-weight-complex="bold" style:text-underline-style="solid" style:text-underline-width="auto" style:text-underline-color="font-color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20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61"/>
        <table:table-column table:style-name="co1" table:number-columns-repeated="1022" table:default-cell-style-name="ce61"/>
        <table:table-row table:style-name="ro1">
          <table:table-cell table:style-name="ce1"/>
          <table:table-cell table:style-name="ce18" office:value-type="string" calcext:value-type="string">
            <text:p>Общие требования Формы регистрации <text:s/>itcareer.pythonanywhere.co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2</text:p>
          </table:table-cell>
          <table:table-cell table:style-name="ce20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3</text:p>
          </table:table-cell>
          <table:table-cell table:style-name="ce21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-4</text:p>
          </table:table-cell>
          <table:table-cell table:style-name="ce20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5</text:p>
          </table:table-cell>
          <table:table-cell table:style-name="ce21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6</text:p>
          </table:table-cell>
          <table:table-cell table:style-name="ce22" office:value-type="string" calcext:value-type="string">
            <text:p>Обязательные поля отмечены звездочкой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3" office:value-type="string" calcext:value-type="string">
            <text:p>Валидация проходит при нажатии кнопки Submi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.1</text:p>
          </table:table-cell>
          <table:table-cell table:style-name="ce24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7.3</text:p>
          </table:table-cell>
          <table:table-cell table:style-name="ce43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-8</text:p>
          </table:table-cell>
          <table:table-cell table:style-name="ce22" office:value-type="string" calcext:value-type="string">
            <text:p>Label вкладки в браузере <text:s/>«Форма регистрации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9</text:p>
          </table:table-cell>
          <table:table-cell table:style-name="ce21" office:value-type="string" calcext:value-type="string">
            <text:p>Favicon веб - страницы <text:s/>(SNAKE.jpg) 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GR-10</text:p>
          </table:table-cell>
          <table:table-cell table:style-name="ce45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R-11</text:p>
          </table:table-cell>
          <table:table-cell table:style-name="ce21" office:value-type="string" calcext:value-type="string">
            <text:p>Label формы — «Форма регистрации»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69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R-1.1</text:p>
          </table:table-cell>
          <table:table-cell table:style-name="ce70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R-1.2</text:p>
          </table:table-cell>
          <table:table-cell table:style-name="ce71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3</text:p>
          </table:table-cell>
          <table:table-cell table:style-name="ce72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4</text:p>
          </table:table-cell>
          <table:table-cell table:style-name="ce7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5</text:p>
          </table:table-cell>
          <table:table-cell table:style-name="ce7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6</text:p>
          </table:table-cell>
          <table:table-cell table:style-name="ce73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2.7</text:p>
          </table:table-cell>
          <table:table-cell table:style-name="ce7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R-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4</text:p>
          </table:table-cell>
          <table:table-cell table:style-name="ce21" office:value-type="string" calcext:value-type="string">
            <text:p>Label поля — N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6</text:p>
          </table:table-cell>
          <table:table-cell table:style-name="ce21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NR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R-10</text:p>
          </table:table-cell>
          <table:table-cell table:style-name="ce24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1</text:p>
          </table:table-cell>
          <table:table-cell table:style-name="ce78" office:value-type="string" calcext:value-type="string">
            <text:p>Минимальное количество символов: 1 (включительно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-1.2</text:p>
          </table:table-cell>
          <table:table-cell table:style-name="ce79" office:value-type="string" calcext:value-type="string">
            <text:p>Максимальное количетсво символов: 64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3</text:p>
          </table:table-cell>
          <table:table-cell table:style-name="ce72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4</text:p>
          </table:table-cell>
          <table:table-cell table:style-name="ce72" office:value-type="string" calcext:value-type="string">
            <text:p>Пользователь не может ввести пробел первым символо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5</text:p>
          </table:table-cell>
          <table:table-cell table:style-name="ce73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6</text:p>
          </table:table-cell>
          <table:table-cell table:style-name="ce74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2.7</text:p>
          </table:table-cell>
          <table:table-cell table:style-name="ce74" office:value-type="string" calcext:value-type="string">
            <text:p><text:s/>Пользователь может ввести только один пробел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R-3</text:p>
          </table:table-cell>
          <table:table-cell table:style-name="ce45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4</text:p>
          </table:table-cell>
          <table:table-cell table:style-name="ce21" office:value-type="string" calcext:value-type="string">
            <text:p>Label поля — Surnam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6</text:p>
          </table:table-cell>
          <table:table-cell table:style-name="ce21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SR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R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R-10</text:p>
          </table:table-cell>
          <table:table-cell table:style-name="ce8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8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-1</text:p>
          </table:table-cell>
          <table:table-cell table:style-name="ce20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ое количество вводимых символов пользователем <text:span text:style-name="T11">до @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.1</text:p>
          </table:table-cell>
          <table:table-cell table:style-name="ce72" office:value-type="string" calcext:value-type="string">
            <text:p>Минимальное количество символов: 4 (включительно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2.2</text:p>
          </table:table-cell>
          <table:table-cell table:style-name="ce72" office:value-type="string" calcext:value-type="string">
            <text:p>Максимальное количество символов: 32 (включительно)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81" office:value-type="string" calcext:value-type="string">
            <text:p>Допустимое количество вводимых символов пользователем <text:span text:style-name="T11">в доменной части (до точки)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-3.1</text:p>
          </table:table-cell>
          <table:table-cell table:style-name="ce70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3.2</text:p>
          </table:table-cell>
          <table:table-cell table:style-name="ce71" office:value-type="string" calcext:value-type="string">
            <text:p>Максимальное количество символов: 24 (включительно)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82" office:value-type="string" calcext:value-type="string">
            <text:p><text:span text:style-name="T12">Допустимое количество вводимых символов пользователем </text:span><text:span text:style-name="T13">в доменной зоне (после посл. точки)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.1</text:p>
          </table:table-cell>
          <table:table-cell table:style-name="ce72" office:value-type="string" calcext:value-type="string">
            <text:p>Минимальное количество символов: 2 (включительно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4.2</text:p>
          </table:table-cell>
          <table:table-cell table:style-name="ce72" office:value-type="string" calcext:value-type="string">
            <text:p>Максимальное количест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5.1</text:p>
          </table:table-cell>
          <table:table-cell table:style-name="ce76" office:value-type="string" calcext:value-type="string">
            <text:p>Пользователь может вводить в поле только одну @ («собака»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 <text:span text:style-name="T14">до @;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6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Допустимые вводимые символы <text:span text:style-name="T15">в доменной зоне: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1</text:p>
          </table:table-cell>
          <table:table-cell table:style-name="ce71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3" office:value-type="string" calcext:value-type="string">
            <text:p>Допустимые вводимые символы <text:span text:style-name="T11">в доменной зоне (</text:span><text:span text:style-name="T16">после последней точки)</text:span><text:span text:style-name="T17">: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1</text:p>
          </table:table-cell>
          <table:table-cell table:style-name="ce43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2</text:p>
          </table:table-cell>
          <table:table-cell table:style-name="ce45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3</text:p>
          </table:table-cell>
          <table:table-cell table:style-name="ce21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4</text:p>
          </table:table-cell>
          <table:table-cell table:style-name="ce45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5</text:p>
          </table:table-cell>
          <table:table-cell table:style-name="ce6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6</text:p>
          </table:table-cell>
          <table:table-cell table:style-name="ce45" office:value-type="string" calcext:value-type="string">
            <text:p>Placeholder поля — Your email addre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7</text:p>
          </table:table-cell>
          <table:table-cell table:style-name="ce21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8</text:p>
          </table:table-cell>
          <table:table-cell table:style-name="ce45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-7.9</text:p>
          </table:table-cell>
          <table:table-cell table:style-name="ce21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-7.10</text:p>
          </table:table-cell>
          <table:table-cell table:style-name="ce77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4"/>
          <table:table-cell table:style-name="ce7"/>
          <table:table-cell table:style-name="ce70"/>
          <table:table-cell table:number-columns-repeated="1021"/>
        </table:table-row>
        <table:table-row table:style-name="ro1" table:number-rows-repeated="6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5"/>
          <table:table-cell table:style-name="ce18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9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1.1</text:p>
          </table:table-cell>
          <table:table-cell table:style-name="ce83" office:value-type="string" calcext:value-type="string">
            <text:p>Максимальное количетсво символов: 6 (включительно)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1.2</text:p>
          </table:table-cell>
          <table:table-cell table:style-name="ce83" office:value-type="string" calcext:value-type="string">
            <text:p>Максимальное количетсво символов: 16 (включительно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1</text:p>
          </table:table-cell>
          <table:table-cell table:style-name="ce72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2</text:p>
          </table:table-cell>
          <table:table-cell table:style-name="ce72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2.3</text:p>
          </table:table-cell>
          <table:table-cell table:style-name="ce72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76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1</text:p>
          </table:table-cell>
          <table:table-cell table:style-name="ce70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2</text:p>
          </table:table-cell>
          <table:table-cell table:style-name="ce70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Р-3.3</text:p>
          </table:table-cell>
          <table:table-cell table:style-name="ce71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4</text:p>
          </table:table-cell>
          <table:table-cell table:style-name="ce21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-5</text:p>
          </table:table-cell>
          <table:table-cell table:style-name="ce75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6</text:p>
          </table:table-cell>
          <table:table-cell table:style-name="ce84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P-7</text:p>
          </table:table-cell>
          <table:table-cell table:style-name="ce45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8</text:p>
          </table:table-cell>
          <table:table-cell table:style-name="ce21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9</text:p>
          </table:table-cell>
          <table:table-cell table:style-name="ce20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-10</text:p>
          </table:table-cell>
          <table:table-cell table:style-name="ce85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-11</text:p>
          </table:table-cell>
          <table:table-cell table:style-name="ce24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ce16"/>
          <table:table-cell table:style-name="ce14"/>
          <table:table-cell table:number-columns-repeated="1022"/>
        </table:table-row>
        <table:table-row table:style-name="ro1">
          <table:table-cell table:style-name="ce15"/>
          <table:table-cell table:style-name="ce18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D</text:p>
          </table:table-cell>
          <table:table-cell table:style-name="ce86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1</text:p>
          </table:table-cell>
          <table:table-cell table:style-name="ce45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2</text:p>
          </table:table-cell>
          <table:table-cell table:style-name="ce21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-3</text:p>
          </table:table-cell>
          <table:table-cell table:style-name="ce20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3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1</text:p>
          </table:table-cell>
          <table:table-cell table:style-name="ce72" office:value-type="string" calcext:value-type="string">
            <text:p><text:span text:style-name="T18">В состоянии покоя — </text:span><text:span text:style-name="T19">светло-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2</text:p>
          </table:table-cell>
          <table:table-cell table:style-name="ce72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4.3</text:p>
          </table:table-cell>
          <table:table-cell table:style-name="ce43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-5</text:p>
          </table:table-cell>
          <table:table-cell table:style-name="ce45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-6</text:p>
          </table:table-cell>
          <table:table-cell table:style-name="ce21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-7</text:p>
          </table:table-cell>
          <table:table-cell table:style-name="ce45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decimal-places="0" number:min-integer-digits="0"/>
    </number:number-style>
    <number:number-style style:name="N109">
      <number:number number:decimal-places="0" number:min-decimal-places="0" number:min-integer-digits="2"/>
    </number:number-style>
    <number:number-style style:name="N108">
      <number:number number:decimal-places="0" number:min-decimal-places="0" number:min-integer-digits="3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.00.0000</text:date>, <text:time style:data-style-name="N2" text:time-value="20:47:43.96557897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7:36:16.882730916</meta:creation-date>
    <dc:date>2022-04-20T21:03:03.055987173</dc:date>
    <meta:editing-duration>PT44M9S</meta:editing-duration>
    <meta:editing-cycles>19</meta:editing-cycles>
    <meta:generator>LibreOffice/7.3.2.2$Linux_X86_64 LibreOffice_project/30$Build-2</meta:generator>
    <meta:document-statistic meta:table-count="1" meta:cell-count="216" meta:object-count="0"/>
  </office:meta>
</office:document-meta>
</file>